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036cm" table:align="left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7.74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>
      <style:text-properties officeooo:rsid="0003cc14"/>
    </style:style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Good.<text:line-break/>Now I will refine and harden your <text:span text:style-name="Strong_20_Emphasis">Assignments Section</text:span> to:</text:p>
      <text:list text:style-name="L26">
        <text:list-item>
          <text:p text:style-name="P29">Enforce structural immutability strictly</text:p>
        </text:list-item>
        <text:list-item>
          <text:p text:style-name="P29">Integrate shuffle-at-assignment logic cleanly</text:p>
        </text:list-item>
        <text:list-item>
          <text:p text:style-name="P29">Enforce % Raw Score + % Accuracy everywhere</text:p>
        </text:list-item>
        <text:list-item>
          <text:p text:style-name="P29">Make lifecycle state machine unambiguous</text:p>
        </text:list-item>
        <text:list-item>
          <text:p text:style-name="P29">Align with HOT–WARM–COLD storage</text:p>
        </text:list-item>
        <text:list-item>
          <text:p text:style-name="P29">Prevent hidden mutation risks</text:p>
        </text:list-item>
        <text:list-item>
          <text:p text:style-name="P29">Be safe for 10+ years with 100+ institutes</text:p>
        </text:list-item>
      </text:list>
      <text:p text:style-name="Text_20_body">This is the execution core of Parabolic.</text:p>
      <text:p text:style-name="Horizontal_20_Line"/>
      <text:h text:style-name="Heading_20_1" text:outline-level="1">📌 ADMIN DASHBOARD — ASSIGNMENTS SECTION</text:h>
      <text:p text:style-name="Text_20_body"><text:span text:style-name="Strong_20_Emphasis">Execution Instance Engine Specification v2.0</text:span></text:p>
      <text:p text:style-name="Horizontal_20_Line"/>
      <text:h text:style-name="Heading_20_1" text:outline-level="1">0️⃣ CORE PRINCIPLE</text:h>
      <text:p text:style-name="Text_20_body">Assignment = Timestamped Execution Instance of a Test Template.</text:p>
      <text:p text:style-name="Text_20_body">Assignment does NOT modify template.<text:line-break/>Assignment creates:</text:p>
      <text:p text:style-name="Preformatted_20_Text"><text:span text:style-name="Source_20_Text">Run</text:span></text:p>
      <text:p text:style-name="Preformatted_20_Text"><text:span text:style-name="Source_20_Text"><text:s/>└── Sessions (per student)</text:span></text:p>
      <text:p text:style-name="P1"><text:span text:style-name="Source_20_Text"><text:s text:c="6"/>└── Attempt data</text:span></text:p>
      <text:p text:style-name="Text_20_body">Each assignment generates a unique:</text:p>
      <text:p text:style-name="P1"><text:span text:style-name="Source_20_Text">runId</text:span></text:p>
      <text:p text:style-name="Text_20_body">Even if same template reused.</text:p>
      <text:p text:style-name="Horizontal_20_Line"/>
      <text:h text:style-name="Heading_20_1" text:outline-level="1">1️⃣ NAVIGATION STRUCTURE</text:h>
      <text:p text:style-name="Preformatted_20_Text"><text:span text:style-name="Source_20_Text">Assignments</text:span></text:p>
      <text:p text:style-name="Preformatted_20_Text"><text:span text:style-name="Source_20_Text"><text:s text:c="3"/>├── Create Assignment</text:span></text:p>
      <text:p text:style-name="Preformatted_20_Text"><text:span text:style-name="Source_20_Text"><text:s text:c="3"/>├── Assignment List</text:span></text:p>
      <text:p text:style-name="Preformatted_20_Text"><text:span text:style-name="Source_20_Text"><text:s text:c="3"/>├── Live Monitor</text:span></text:p>
      <text:p text:style-name="Preformatted_20_Text"><text:span text:style-name="Source_20_Text"><text:s text:c="3"/>├── Assignment History</text:span></text:p>
      <text:p text:style-name="P1"><text:span text:style-name="Source_20_Text"><text:s text:c="3"/>└── Bulk Operations</text:span></text:p>
      <text:p text:style-name="Horizontal_20_Line"><text:soft-page-break/></text:p>
      <text:h text:style-name="Heading_20_1" text:outline-level="1">2️⃣ CREATE ASSIGNMENT FLOW</text:h>
      <text:p text:style-name="Text_20_body">Creates:</text:p>
      <text:p text:style-name="P1"><text:span text:style-name="Source_20_Text">institutes/{id}/academicYears/{year}/runs/{runId}</text:span></text:p>
      <text:p text:style-name="Text_20_body">Initial state:</text:p>
      <text:p text:style-name="P1"><text:span text:style-name="Source_20_Text">status = scheduled</text:span></text:p>
      <text:p text:style-name="Horizontal_20_Line"/>
      <text:h text:style-name="Heading_20_2" text:outline-level="2">STEP 1 — Select Test Template</text:h>
      <text:p text:style-name="Text_20_body">Dropdown displays:</text:p>
      <text:list text:style-name="L27">
        <text:list-item>
          <text:p text:style-name="P30">Template Name</text:p>
        </text:list-item>
        <text:list-item>
          <text:p text:style-name="P30">Exam Type</text:p>
        </text:list-item>
        <text:list-item>
          <text:p text:style-name="P30">Difficulty Distribution</text:p>
        </text:list-item>
        <text:list-item>
          <text:p text:style-name="P30">Allowed Modes</text:p>
        </text:list-item>
        <text:list-item>
          <text:p text:style-name="P30">Canonical ID (hidden)</text:p>
        </text:list-item>
        <text:list-item>
          <text:p text:style-name="P30">Last Used</text:p>
        </text:list-item>
      </text:list>
      <text:p text:style-name="Text_20_body">Template must be:</text:p>
      <text:p text:style-name="P1"><text:span text:style-name="Source_20_Text">status ∈ {ready, assigned}</text:span></text:p>
      <text:p text:style-name="Text_20_body">Cannot assign draft.</text:p>
      <text:p text:style-name="Horizontal_20_Line"/>
      <text:h text:style-name="Heading_20_2" text:outline-level="2">STEP 2 — Select Mode (Layer-Aware)</text:h>
      <text:p text:style-name="Text_20_body">Mode selection is execution behavior selector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Modes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Operational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Operational / Diagnostic</text:p>
          </table:table-cell>
        </table:table-row>
        <table:table-row>
          <table:table-cell table:style-name="Table1.A1" office:value-type="string">
            <text:p text:style-name="Table_20_Contents">L2</text:p>
          </table:table-cell>
          <table:table-cell table:style-name="Table1.A1" office:value-type="string">
            <text:p text:style-name="Table_20_Contents">Operational / Diagnostic / Controlled / Hard</text:p>
          </table:table-cell>
        </table:table-row>
        <table:table-row>
          <table:table-cell table:style-name="Table1.A1" office:value-type="string">
            <text:p text:style-name="Table_20_Contents">L3</text:p>
          </table:table-cell>
          <table:table-cell table:style-name="Table1.A1" office:value-type="string">
            <text:p text:style-name="Table_20_Contents">Same as L2</text:p>
          </table:table-cell>
        </table:table-row>
      </table:table>
      <text:p text:style-name="Text_20_body">Mode selection locks:</text:p>
      <text:list text:style-name="L28">
        <text:list-item>
          <text:p text:style-name="P31">Phase engine activation</text:p>
        </text:list-item>
        <text:list-item>
          <text:p text:style-name="P31">Timing enforcement</text:p>
        </text:list-item>
        <text:list-item>
          <text:p text:style-name="P31">Alert engine configuration</text:p>
        </text:list-item>
        <text:list-item>
          <text:p text:style-name="P31">Min/Max enforcement</text:p>
        </text:list-item>
        <text:list-item>
          <text:p text:style-name="P31"><text:soft-page-break/>Revisit rules</text:p>
        </text:list-item>
        <text:list-item>
          <text:p text:style-name="P31">Early submit policy</text:p>
        </text:list-item>
      </text:list>
      <text:p text:style-name="Text_20_body">Store in run snapshot:</text:p>
      <text:p text:style-name="P1"><text:span text:style-name="Source_20_Text">modeSnapshot</text:span></text:p>
      <text:p text:style-name="Text_20_body">Cannot change after activation.</text:p>
      <text:p text:style-name="Horizontal_20_Line"/>
      <text:h text:style-name="Heading_20_2" text:outline-level="2">STEP 3 — Select Recipients</text:h>
      <text:p text:style-name="Text_20_body">Options:</text:p>
      <text:list text:style-name="L29">
        <text:list-item>
          <text:p text:style-name="P32">Entire batch</text:p>
        </text:list-item>
        <text:list-item>
          <text:p text:style-name="P32">Multiple batches</text:p>
        </text:list-item>
        <text:list-item>
          <text:p text:style-name="P32">Individual students</text:p>
        </text:list-item>
        <text:list-item>
          <text:p text:style-name="P32">Filter by:</text:p>
          <text:list>
            <text:list-item>
              <text:p text:style-name="P32">Risk State (L2+)</text:p>
            </text:list-item>
            <text:list-item>
              <text:p text:style-name="P32">Discipline Index Range (L2+)</text:p>
            </text:list-item>
            <text:list-item>
              <text:p text:style-name="P32">Avg Raw % range</text:p>
            </text:list-item>
            <text:list-item>
              <text:p text:style-name="P32">Avg Accuracy % range</text:p>
            </text:list-item>
            <text:list-item>
              <text:p text:style-name="P32">Performance percentile (optional)</text:p>
            </text:list-item>
          </text:list>
        </text:list-item>
      </text:list>
      <text:p text:style-name="Text_20_body">Important:<text:line-break/>Only students with:</text:p>
      <text:p text:style-name="P1"><text:span text:style-name="Source_20_Text">status == active</text:span></text:p>
      <text:p text:style-name="Text_20_body">are eligible.</text:p>
      <text:p text:style-name="Text_20_body">Recipient list stored explicitly:</text:p>
      <text:p text:style-name="P1"><text:span text:style-name="Source_20_Text">recipientStudentIds[]</text:span></text:p>
      <text:p text:style-name="Text_20_body">Never dynamically computed after creation.</text:p>
      <text:p text:style-name="Horizontal_20_Line"/>
      <text:h text:style-name="Heading_20_2" text:outline-level="2">STEP 4 — Time Window</text:h>
      <text:p text:style-name="Text_20_body">Fields:</text:p>
      <text:list text:style-name="L30">
        <text:list-item>
          <text:p text:style-name="P33">startWindow</text:p>
        </text:list-item>
        <text:list-item>
          <text:p text:style-name="P33">endWindow</text:p>
        </text:list-item>
        <text:list-item>
          <text:p text:style-name="P33">timezone</text:p>
        </text:list-item>
      </text:list>
      <text:p text:style-name="Text_20_body">Optional:</text:p>
      <text:list text:style-name="L31">
        <text:list-item>
          <text:p text:style-name="P34"><text:soft-page-break/>attemptLimit (default = 1)</text:p>
        </text:list-item>
        <text:list-item>
          <text:p text:style-name="P34">gracePeriod (minutes)</text:p>
        </text:list-item>
        <text:list-item>
          <text:p text:style-name="P34">Shuffle Question Order (boolean)</text:p>
        </text:list-item>
      </text:list>
      <text:p text:style-name="Text_20_body">Shuffle logic:<text:line-break/>Only changes display order.<text:line-break/>Does NOT change canonical structure.</text:p>
      <text:p text:style-name="Horizontal_20_Line"/>
      <text:h text:style-name="Heading_20_2" text:outline-level="2">STEP 5 — Confirmation Screen</text:h>
      <text:p text:style-name="Text_20_body">Displays snapshot:</text:p>
      <text:list text:style-name="L32">
        <text:list-item>
          <text:p text:style-name="P35">Template name</text:p>
        </text:list-item>
        <text:list-item>
          <text:p text:style-name="P35">Mode</text:p>
        </text:list-item>
        <text:list-item>
          <text:p text:style-name="P35">Phase config snapshot</text:p>
        </text:list-item>
        <text:list-item>
          <text:p text:style-name="P35">Timing profile snapshot</text:p>
        </text:list-item>
        <text:list-item>
          <text:p text:style-name="P35">Recipient count</text:p>
        </text:list-item>
        <text:list-item>
          <text:p text:style-name="P35">Window</text:p>
        </text:list-item>
        <text:list-item>
          <text:p text:style-name="P35">Academic year</text:p>
        </text:list-item>
        <text:list-item>
          <text:p text:style-name="P35">Shuffle status</text:p>
        </text:list-item>
      </text:list>
      <text:p text:style-name="Text_20_body">After confirm:</text:p>
      <text:p text:style-name="P1"><text:span text:style-name="Source_20_Text">status = scheduled</text:span></text:p>
      <text:p text:style-name="Text_20_body">Immutable fields from this point:</text:p>
      <text:list text:style-name="L33">
        <text:list-item>
          <text:p text:style-name="P36">testId</text:p>
        </text:list-item>
        <text:list-item>
          <text:p text:style-name="P36">modeSnapshot</text:p>
        </text:list-item>
        <text:list-item>
          <text:p text:style-name="P36">phaseConfigSnapshot</text:p>
        </text:list-item>
        <text:list-item>
          <text:p text:style-name="P36">timingProfileSnapshot</text:p>
        </text:list-item>
        <text:list-item>
          <text:p text:style-name="P36">canonicalId</text:p>
        </text:list-item>
        <text:list-item>
          <text:p text:style-name="P36">academicYear</text:p>
        </text:list-item>
      </text:list>
      <text:p text:style-name="Horizontal_20_Line"/>
      <text:h text:style-name="Heading_20_1" text:outline-level="1">3️⃣ ASSIGNMENT STATE MACHINE</text:h>
      <text:p text:style-name="Preformatted_20_Text"><text:span text:style-name="Source_20_Text">scheduled → active → collecting → completed → archived</text:span></text:p>
      <text:p text:style-name="Preformatted_20_Text"><text:span text:style-name="Source_20_Text"><text:s text:c="20"/>↓</text:span></text:p>
      <text:p text:style-name="Preformatted_20_Text"><text:span text:style-name="Source_20_Text"><text:s text:c="16"/>cancelled</text:span></text:p>
      <text:p text:style-name="Preformatted_20_Text"><text:span text:style-name="Source_20_Text"><text:s text:c="20"/>↓</text:span></text:p>
      <text:p text:style-name="P1"><text:span text:style-name="Source_20_Text"><text:s text:c="16"/>terminated</text:span></text:p>
      <text:p text:style-name="Horizontal_20_Line"><text:soft-page-break/></text:p>
      <text:h text:style-name="Heading_20_3" text:outline-level="3">scheduled</text:h>
      <text:p text:style-name="Text_20_body">Window in future.<text:line-break/>Editable:</text:p>
      <text:list text:style-name="L34">
        <text:list-item>
          <text:p text:style-name="P37">Start time</text:p>
        </text:list-item>
        <text:list-item>
          <text:p text:style-name="P37">End time</text:p>
        </text:list-item>
        <text:list-item>
          <text:p text:style-name="P37">Recipients (before activation only)</text:p>
        </text:list-item>
      </text:list>
      <text:p text:style-name="Horizontal_20_Line"/>
      <text:h text:style-name="Heading_20_3" text:outline-level="3">active</text:h>
      <text:p text:style-name="Text_20_body">Current time within window.<text:line-break/>Sessions may start.</text:p>
      <text:p text:style-name="Text_20_body">No structural edits allowed.</text:p>
      <text:p text:style-name="Horizontal_20_Line"/>
      <text:h text:style-name="Heading_20_3" text:outline-level="3">collecting</text:h>
      <text:p text:style-name="Text_20_body">Some sessions still ongoing (window expired but grace active).</text:p>
      <text:p text:style-name="Horizontal_20_Line"/>
      <text:h text:style-name="Heading_20_3" text:outline-level="3">completed</text:h>
      <text:p text:style-name="Text_20_body">All sessions ended.<text:line-break/>Analytics finalized.<text:line-break/>Immutable.</text:p>
      <text:p text:style-name="Horizontal_20_Line"/>
      <text:h text:style-name="Heading_20_3" text:outline-level="3">archived</text:h>
      <text:p text:style-name="Text_20_body">Visibility only change.<text:line-break/>No data mutation.</text:p>
      <text:p text:style-name="Horizontal_20_Line"/>
      <text:h text:style-name="Heading_20_3" text:outline-level="3">cancelled</text:h>
      <text:p text:style-name="Text_20_body">Before activation.<text:line-break/>No sessions allowed.</text:p>
      <text:p text:style-name="Horizontal_20_Line"/>
      <text:h text:style-name="Heading_20_3" text:outline-level="3">terminated</text:h>
      <text:p text:style-name="Text_20_body">Manually stopped during active.<text:line-break/>All open sessions force submitted.</text:p>
      <text:p text:style-name="Horizontal_20_Line"/>
      <text:h text:style-name="Heading_20_1" text:outline-level="1"><text:soft-page-break/>4️⃣ ASSIGNMENT LIST</text:h>
      <text:p text:style-name="Text_20_body">Filters:</text:p>
      <text:list text:style-name="L35">
        <text:list-item>
          <text:p text:style-name="P38">Academic Year</text:p>
        </text:list-item>
        <text:list-item>
          <text:p text:style-name="P38">Status</text:p>
        </text:list-item>
        <text:list-item>
          <text:p text:style-name="P38">Mode</text:p>
        </text:list-item>
        <text:list-item>
          <text:p text:style-name="P38">Batch</text:p>
        </text:list-item>
        <text:list-item>
          <text:p text:style-name="P38">Date range</text:p>
        </text:list-item>
      </text:list>
      <text:p text:style-name="Horizontal_20_Line"/>
      <text:h text:style-name="Heading_20_2" text:outline-level="2">L0 Columns</text:h>
      <text:list text:style-name="L36">
        <text:list-item>
          <text:p text:style-name="P39">Run Name</text:p>
        </text:list-item>
        <text:list-item>
          <text:p text:style-name="P39">Template</text:p>
        </text:list-item>
        <text:list-item>
          <text:p text:style-name="P39">Mode</text:p>
        </text:list-item>
        <text:list-item>
          <text:p text:style-name="P39">Start</text:p>
        </text:list-item>
        <text:list-item>
          <text:p text:style-name="P39">End</text:p>
        </text:list-item>
        <text:list-item>
          <text:p text:style-name="P39">Completion %</text:p>
        </text:list-item>
        <text:list-item>
          <text:p text:style-name="P39">Avg Raw Score %</text:p>
        </text:list-item>
        <text:list-item>
          <text:p text:style-name="P39">Avg Accuracy %</text:p>
        </text:list-item>
      </text:list>
      <text:p text:style-name="Text_20_body">No raw marks anywhere.</text:p>
      <text:p text:style-name="Horizontal_20_Line"/>
      <text:h text:style-name="Heading_20_2" text:outline-level="2">L1 Adds</text:h>
      <text:list text:style-name="L37">
        <text:list-item>
          <text:p text:style-name="P40">Avg Phase Adherence %</text:p>
        </text:list-item>
        <text:list-item>
          <text:p text:style-name="P40">Easy Neglect %</text:p>
        </text:list-item>
        <text:list-item>
          <text:p text:style-name="P40">Hard Bias %</text:p>
        </text:list-item>
        <text:list-item>
          <text:p text:style-name="P40">Behavior Summary Badge</text:p>
        </text:list-item>
      </text:list>
      <text:p text:style-name="Horizontal_20_Line"/>
      <text:h text:style-name="Heading_20_2" text:outline-level="2">L2 Adds</text:h>
      <text:list text:style-name="L38">
        <text:list-item>
          <text:p text:style-name="P41">Risk Distribution Summary</text:p>
        </text:list-item>
        <text:list-item>
          <text:p text:style-name="P41">Avg Discipline Index</text:p>
        </text:list-item>
        <text:list-item>
          <text:p text:style-name="P41">Controlled Compliance %</text:p>
        </text:list-item>
        <text:list-item>
          <text:p text:style-name="P41">Guess Rate %</text:p>
        </text:list-item>
        <text:list-item>
          <text:p text:style-name="P41"><text:soft-page-break/>Execution Stability Badge</text:p>
        </text:list-item>
        <text:list-item>
          <text:p text:style-name="P41">Override Count</text:p>
        </text:list-item>
      </text:list>
      <text:p text:style-name="Text_20_body">All metrics read from:</text:p>
      <text:p text:style-name="P1"><text:span text:style-name="Source_20_Text">runAnalytics/{runId}</text:span></text:p>
      <text:p text:style-name="Text_20_body">Never computed from sessions live.</text:p>
      <text:p text:style-name="Horizontal_20_Line"/>
      <text:h text:style-name="Heading_20_1" text:outline-level="1">5️⃣ LIVE MONITOR</text:h>
      <text:p text:style-name="Text_20_body">Visible only when:</text:p>
      <text:p text:style-name="P1"><text:span text:style-name="Source_20_Text">status == active</text:span></text:p>
      <text:p text:style-name="Horizontal_20_Line"/>
      <text:h text:style-name="Heading_20_2" text:outline-level="2">L0</text:h>
      <text:p text:style-name="Text_20_body">Per student row:</text:p>
      <text:list text:style-name="L39">
        <text:list-item>
          <text:p text:style-name="P42">Name</text:p>
        </text:list-item>
        <text:list-item>
          <text:p text:style-name="P42">Progress %</text:p>
        </text:list-item>
        <text:list-item>
          <text:p text:style-name="P42">Time Remaining</text:p>
        </text:list-item>
        <text:list-item>
          <text:p text:style-name="P42">Submitted / In Progress</text:p>
        </text:list-item>
      </text:list>
      <text:p text:style-name="Horizontal_20_Line"/>
      <text:h text:style-name="Heading_20_2" text:outline-level="2">L1 Adds</text:h>
      <text:list text:style-name="L40">
        <text:list-item>
          <text:p text:style-name="P43">Current Phase</text:p>
        </text:list-item>
        <text:list-item>
          <text:p text:style-name="P43">Pacing Drift Flag</text:p>
        </text:list-item>
        <text:list-item>
          <text:p text:style-name="P43">Skip Burst Flag</text:p>
        </text:list-item>
        <text:list-item>
          <text:p text:style-name="P43">Rapid Guess Flag</text:p>
        </text:list-item>
      </text:list>
      <text:p text:style-name="Text_20_body">Flags derived from session snapshot updated every few seconds.</text:p>
      <text:p text:style-name="Horizontal_20_Line"/>
      <text:h text:style-name="Heading_20_2" text:outline-level="2">L2 Adds</text:h>
      <text:list text:style-name="L41">
        <text:list-item>
          <text:p text:style-name="P44">MinTime Violations (live counter)</text:p>
        </text:list-item>
        <text:list-item>
          <text:p text:style-name="P44">MaxTime Violations (Hard mode)</text:p>
        </text:list-item>
        <text:list-item>
          <text:p text:style-name="P44">Consecutive Wrong Indicator</text:p>
        </text:list-item>
        <text:list-item>
          <text:p text:style-name="P44">Provisional Risk Score</text:p>
        </text:list-item>
        <text:list-item>
          <text:p text:style-name="P44"><text:soft-page-break/>Controlled Compliance %</text:p>
        </text:list-item>
      </text:list>
      <text:p text:style-name="Text_20_body">Color coding:</text:p>
      <text:list text:style-name="L42">
        <text:list-item>
          <text:p text:style-name="P45">Green → Stable</text:p>
        </text:list-item>
        <text:list-item>
          <text:p text:style-name="P45">Yellow → Drift</text:p>
        </text:list-item>
        <text:list-item>
          <text:p text:style-name="P45">Red → High Risk</text:p>
        </text:list-item>
      </text:list>
      <text:p text:style-name="Text_20_body">Important:<text:line-break/>No question content visible.</text:p>
      <text:p text:style-name="Horizontal_20_Line"/>
      <text:h text:style-name="Heading_20_1" text:outline-level="1">6️⃣ ASSIGNMENT HISTORY</text:h>
      <text:p text:style-name="Text_20_body">Historical runs.</text:p>
      <text:p text:style-name="Text_20_body">Columns:</text:p>
      <text:list text:style-name="L43">
        <text:list-item>
          <text:p text:style-name="P46">Run Name</text:p>
        </text:list-item>
        <text:list-item>
          <text:p text:style-name="P46">Mode</text:p>
        </text:list-item>
        <text:list-item>
          <text:p text:style-name="P46">Avg Raw %</text:p>
        </text:list-item>
        <text:list-item>
          <text:p text:style-name="P46">Avg Accuracy %</text:p>
        </text:list-item>
        <text:list-item>
          <text:p text:style-name="P46">Risk Distribution</text:p>
        </text:list-item>
        <text:list-item>
          <text:p text:style-name="P46">Stability Index</text:p>
        </text:list-item>
        <text:list-item>
          <text:p text:style-name="P46">Discipline Index</text:p>
        </text:list-item>
        <text:list-item>
          <text:p text:style-name="P46">Completion %</text:p>
        </text:list-item>
      </text:list>
      <text:p text:style-name="Text_20_body">Immutable.<text:line-break/>Read-only.</text:p>
      <text:p text:style-name="Horizontal_20_Line"/>
      <text:h text:style-name="Heading_20_1" text:outline-level="1">7️⃣ BULK OPERATIONS</text:h>
      <text:p text:style-name="Text_20_body">Available:</text:p>
      <text:list text:style-name="L44">
        <text:list-item>
          <text:p text:style-name="P47">Duplicate Run (new runId)</text:p>
        </text:list-item>
        <text:list-item>
          <text:p text:style-name="P47">Extend Window (if active)</text:p>
        </text:list-item>
        <text:list-item>
          <text:p text:style-name="P47">Cancel (if scheduled)</text:p>
        </text:list-item>
        <text:list-item>
          <text:p text:style-name="P47">Terminate (if active)</text:p>
        </text:list-item>
        <text:list-item>
          <text:p text:style-name="P47">Archive</text:p>
        </text:list-item>
        <text:list-item>
          <text:p text:style-name="P47">Export Run Summary (CSV / PDF)</text:p>
        </text:list-item>
        <text:list-item>
          <text:p text:style-name="P47">Resend Notification Email</text:p>
        </text:list-item>
        <text:list-item>
          <text:p text:style-name="P47"><text:soft-page-break/>Reassign to different batch (creates new runId)</text:p>
        </text:list-item>
      </text:list>
      <text:p text:style-name="Text_20_body">Never modify existing run to serve new batch.<text:line-break/>Always create new runId.</text:p>
      <text:p text:style-name="Horizontal_20_Line"/>
      <text:h text:style-name="Heading_20_1" text:outline-level="1">8️⃣ RUN DATA MODEL</text:h>
      <text:p text:style-name="Preformatted_20_Text"><text:span text:style-name="Source_20_Text">institutes/{id}/academicYears/{year}/runs/{runId}</text:span></text:p>
      <text:p text:style-name="Preformatted_20_Text"><text:span text:style-name="Source_20_Text">{</text:span></text:p>
      <text:p text:style-name="Preformatted_20_Text"><text:span text:style-name="Source_20_Text"><text:s text:c="2"/>testId,</text:span></text:p>
      <text:p text:style-name="Preformatted_20_Text"><text:span text:style-name="Source_20_Text"><text:s text:c="2"/>canonicalId,</text:span></text:p>
      <text:p text:style-name="Preformatted_20_Text"><text:span text:style-name="Source_20_Text"><text:s text:c="2"/>modeSnapshot,</text:span></text:p>
      <text:p text:style-name="Preformatted_20_Text"><text:span text:style-name="Source_20_Text"><text:s text:c="2"/>phaseConfigSnapshot,</text:span></text:p>
      <text:p text:style-name="Preformatted_20_Text"><text:span text:style-name="Source_20_Text"><text:s text:c="2"/>timingProfileSnapshot,</text:span></text:p>
      <text:p text:style-name="Preformatted_20_Text"><text:span text:style-name="Source_20_Text"><text:s text:c="2"/>shuffleEnabled,</text:span></text:p>
      <text:p text:style-name="Preformatted_20_Text"><text:span text:style-name="Source_20_Text"><text:s text:c="2"/>recipientStudentIds[],</text:span></text:p>
      <text:p text:style-name="Preformatted_20_Text"><text:span text:style-name="Source_20_Text"><text:s text:c="2"/>startWindow,</text:span></text:p>
      <text:p text:style-name="Preformatted_20_Text"><text:span text:style-name="Source_20_Text"><text:s text:c="2"/>endWindow,</text:span></text:p>
      <text:p text:style-name="Preformatted_20_Text"><text:span text:style-name="Source_20_Text"><text:s text:c="2"/>attemptLimit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academicYear,</text:span></text:p>
      <text:p text:style-name="Preformatted_20_Text"><text:span text:style-name="Source_20_Text"><text:s text:c="2"/>createdAt</text:span></text:p>
      <text:p text:style-name="P1"><text:span text:style-name="Source_20_Text">}</text:span></text:p>
      <text:p text:style-name="Horizontal_20_Line"/>
      <text:h text:style-name="Heading_20_1" text:outline-level="1">9️⃣ SESSION MODEL</text:h>
      <text:p text:style-name="Preformatted_20_Text"><text:span text:style-name="Source_20_Text">runs/{runId}/sessions/{sessionId}</text:span></text:p>
      <text:p text:style-name="Preformatted_20_Text"><text:span text:style-name="Source_20_Text">{</text:span></text:p>
      <text:p text:style-name="Preformatted_20_Text"><text:span text:style-name="Source_20_Text"><text:s text:c="2"/>studentId,</text:span></text:p>
      <text:p text:style-name="Preformatted_20_Text"><text:span text:style-name="Source_20_Text"><text:s text:c="2"/>startTime,</text:span></text:p>
      <text:p text:style-name="Preformatted_20_Text"><text:span text:style-name="Source_20_Text"><text:s text:c="2"/>endTime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answers[],</text:span></text:p>
      <text:p text:style-name="Preformatted_20_Text"><text:span text:style-name="Source_20_Text"><text:s text:c="2"/>difficultyTimeSpent[],</text:span></text:p>
      <text:p text:style-name="Preformatted_20_Text"><text:span text:style-name="Source_20_Text"><text:s text:c="2"/>phaseTimes[],</text:span></text:p>
      <text:p text:style-name="Preformatted_20_Text"><text:span text:style-name="Source_20_Text"><text:s text:c="2"/>minTimeViolations,</text:span></text:p>
      <text:p text:style-name="Preformatted_20_Text"><text:span text:style-name="Source_20_Text"><text:s text:c="2"/>maxTimeViolations,</text:span></text:p>
      <text:p text:style-name="Preformatted_20_Text"><text:span text:style-name="Source_20_Text"><text:s text:c="2"/>guessCount,</text:span></text:p>
      <text:p text:style-name="Preformatted_20_Text"><text:span text:style-name="Source_20_Text"><text:s text:c="2"/>overrideFlags,</text:span></text:p>
      <text:p text:style-name="Preformatted_20_Text"><text:span text:style-name="Source_20_Text"><text:s text:c="2"/>rawScorePercent,</text:span></text:p>
      <text:p text:style-name="Preformatted_20_Text"><text:span text:style-name="Source_20_Text"><text:s text:c="2"/>accuracyPercent,</text:span></text:p>
      <text:p text:style-name="Preformatted_20_Text"><text:span text:style-name="Source_20_Text"><text:s text:c="2"/>phaseAdherencePercent,</text:span></text:p>
      <text:p text:style-name="Preformatted_20_Text"><text:span text:style-name="Source_20_Text"><text:s text:c="2"/>disciplineScoreSnapshot,</text:span></text:p>
      <text:p text:style-name="Preformatted_20_Text"><text:span text:style-name="Source_20_Text"><text:s text:c="2"/>riskScoreSnapshot</text:span></text:p>
      <text:p text:style-name="P1"><text:span text:style-name="Source_20_Text">}</text:span></text:p>
      <text:p text:style-name="Text_20_body">Session immutable after submission.</text:p>
      <text:p text:style-name="Horizontal_20_Line"/>
      <text:h text:style-name="Heading_20_1" text:outline-level="1">🔟 RUN ANALYTICS MODEL</text:h>
      <text:p text:style-name="Text_20_body">Stored separately:</text:p>
      <text:p text:style-name="Preformatted_20_Text"><text:soft-page-break/><text:span text:style-name="Source_20_Text">runAnalytics/{runId}</text:span></text:p>
      <text:p text:style-name="Preformatted_20_Text"><text:span text:style-name="Source_20_Text">{</text:span></text:p>
      <text:p text:style-name="Preformatted_20_Text"><text:span text:style-name="Source_20_Text"><text:s text:c="2"/>avgRawScorePercent,</text:span></text:p>
      <text:p text:style-name="Preformatted_20_Text"><text:span text:style-name="Source_20_Text"><text:s text:c="2"/>avgAccuracyPercent,</text:span></text:p>
      <text:p text:style-name="Preformatted_20_Text"><text:span text:style-name="Source_20_Text"><text:s text:c="2"/>avgPhaseAdherence,</text:span></text:p>
      <text:p text:style-name="Preformatted_20_Text"><text:span text:style-name="Source_20_Text"><text:s text:c="2"/>easyNeglectPercent,</text:span></text:p>
      <text:p text:style-name="Preformatted_20_Text"><text:span text:style-name="Source_20_Text"><text:s text:c="2"/>hardBiasPercent,</text:span></text:p>
      <text:p text:style-name="Preformatted_20_Text"><text:span text:style-name="Source_20_Text"><text:s text:c="2"/>guessRatePercent,</text:span></text:p>
      <text:p text:style-name="Preformatted_20_Text"><text:span text:style-name="Source_20_Text"><text:s text:c="2"/>riskDistribution,</text:span></text:p>
      <text:p text:style-name="Preformatted_20_Text"><text:span text:style-name="Source_20_Text"><text:s text:c="2"/>avgDisciplineIndex,</text:span></text:p>
      <text:p text:style-name="Preformatted_20_Text"><text:span text:style-name="Source_20_Text"><text:s text:c="2"/>stabilityVariance,</text:span></text:p>
      <text:p text:style-name="Preformatted_20_Text"><text:span text:style-name="Source_20_Text"><text:s text:c="2"/>controlledCompliancePercent,</text:span></text:p>
      <text:p text:style-name="Preformatted_20_Text"><text:span text:style-name="Source_20_Text"><text:s text:c="2"/>overrideCount,</text:span></text:p>
      <text:p text:style-name="Preformatted_20_Text"><text:span text:style-name="Source_20_Text"><text:s text:c="2"/>totalParticipants</text:span></text:p>
      <text:p text:style-name="P1"><text:span text:style-name="Source_20_Text">}</text:span></text:p>
      <text:p text:style-name="Text_20_body">Computed once after completion.<text:line-break/>Never recomputed dynamically.</text:p>
      <text:p text:style-name="Horizontal_20_Line"/>
      <text:h text:style-name="Heading_20_1" text:outline-level="1">11️⃣ HOT–WARM–COLD STRATEGY</text:h>
      <text:h text:style-name="Heading_20_3" text:outline-level="3">HOT</text:h>
      <text:p text:style-name="Text_20_body">Active runs + active sessions.</text:p>
      <text:h text:style-name="Heading_20_3" text:outline-level="3">WARM</text:h>
      <text:p text:style-name="Text_20_body">Completed runs (current academic year).</text:p>
      <text:h text:style-name="Heading_20_3" text:outline-level="3">COLD</text:h>
      <text:p text:style-name="Text_20_body">Past academic year:</text:p>
      <text:list text:style-name="L45">
        <text:list-item>
          <text:p text:style-name="P48">Sessions exported to BigQuery</text:p>
        </text:list-item>
        <text:list-item>
          <text:p text:style-name="P48">runAnalytics retained</text:p>
        </text:list-item>
        <text:list-item>
          <text:p text:style-name="P48">Session collections optionally deleted from Firestore</text:p>
        </text:list-item>
        <text:list-item>
          <text:p text:style-name="P48">Year marked archived</text:p>
        </text:list-item>
      </text:list>
      <text:p text:style-name="Text_20_body">This prevents Firestore bloat.</text:p>
      <text:p text:style-name="Horizontal_20_Line"/>
      <text:h text:style-name="Heading_20_1" text:outline-level="1">12️⃣ SECURITY RULES</text:h>
      <text:p text:style-name="Text_20_body">Assignment must enforce:</text:p>
      <text:list text:style-name="L46">
        <text:list-item>
          <text:p text:style-name="P49">One active session per student per run</text:p>
        </text:list-item>
        <text:list-item>
          <text:p text:style-name="P49">Server-authoritative timer</text:p>
        </text:list-item>
        <text:list-item>
          <text:p text:style-name="P49">Window enforcement server-side</text:p>
        </text:list-item>
        <text:list-item>
          <text:p text:style-name="P49"><text:soft-page-break/>Signed session token</text:p>
        </text:list-item>
        <text:list-item>
          <text:p text:style-name="P49">No direct exam link via email</text:p>
        </text:list-item>
        <text:list-item>
          <text:p text:style-name="P49">Portal-based entry only</text:p>
        </text:list-item>
        <text:list-item>
          <text:p text:style-name="P49">Session cannot change mode mid-run</text:p>
        </text:list-item>
        <text:list-item>
          <text:p text:style-name="P49">Student cannot modify shuffle</text:p>
        </text:list-item>
      </text:list>
      <text:p text:style-name="Horizontal_20_Line"/>
      <text:h text:style-name="Heading_20_1" text:outline-level="1">13️⃣ SCORE NORMALIZATION RULE</text:h>
      <text:p text:style-name="Text_20_body">Across Assignment module:</text:p>
      <text:p text:style-name="Text_20_body">Always display:</text:p>
      <text:list text:style-name="L47">
        <text:list-item>
          <text:p text:style-name="P50">Avg Raw Score %</text:p>
        </text:list-item>
        <text:list-item>
          <text:p text:style-name="P50">Avg Accuracy %</text:p>
        </text:list-item>
      </text:list>
      <text:p text:style-name="Text_20_body">Never display:</text:p>
      <text:list text:style-name="L48">
        <text:list-item>
          <text:p text:style-name="P51">Raw marks</text:p>
        </text:list-item>
        <text:list-item>
          <text:p text:style-name="P51">Total marks comparison</text:p>
        </text:list-item>
      </text:list>
      <text:p text:style-name="Text_20_body">Normalization protects:</text:p>
      <text:list text:style-name="L49">
        <text:list-item>
          <text:p text:style-name="P52">Chapter tests</text:p>
        </text:list-item>
        <text:list-item>
          <text:p text:style-name="P52">Full mocks</text:p>
        </text:list-item>
        <text:list-item>
          <text:p text:style-name="P52">Mixed difficulty tests</text:p>
        </text:list-item>
      </text:list>
      <text:p text:style-name="Horizontal_20_Line"/>
      <text:h text:style-name="Heading_20_1" text:outline-level="1">14️⃣ DESIGN PRINCIPLES</text:h>
      <text:p text:style-name="Text_20_body">Assignment Section must:</text:p>
      <text:list text:style-name="L50">
        <text:list-item>
          <text:p text:style-name="P53">Be state-driven</text:p>
        </text:list-item>
        <text:list-item>
          <text:p text:style-name="P53">Lock structure early</text:p>
        </text:list-item>
        <text:list-item>
          <text:p text:style-name="P53">Avoid session scanning queries</text:p>
        </text:list-item>
        <text:list-item>
          <text:p text:style-name="P53">Use precomputed analytics</text:p>
        </text:list-item>
        <text:list-item>
          <text:p text:style-name="P53">Separate structural vs operational concerns</text:p>
        </text:list-item>
        <text:list-item>
          <text:p text:style-name="P53">Preserve audit integrity</text:p>
        </text:list-item>
        <text:list-item>
          <text:p text:style-name="P53">Scale horizontally across institutes</text:p>
        </text:list-item>
      </text:list>
      <text:p text:style-name="Horizontal_20_Line"/>
      <text:h text:style-name="Heading_20_1" text:outline-level="1"><text:soft-page-break/>15️⃣ FINAL ASSIGNMENT MODULE SUMMARY</text:h>
      <text:p text:style-name="Text_20_body">Assignment module now:</text:p>
      <text:p text:style-name="Text_20_body">✔ Creates timestamped run instances<text:line-break/>✔ Snapshots structural configuration<text:line-break/>✔ Enforces strict state machine<text:line-break/>✔ Supports shuffle safely<text:line-break/>✔ Uses % Raw + % Accuracy everywhere<text:line-break/>✔ Provides live discipline monitoring<text:line-break/>✔ Locks structure after activation<text:line-break/>✔ Stores analytics separately<text:line-break/>✔ HOT–WARM–COLD aligned<text:line-break/>✔ 10-year governance safe</text:p>
      <text:p text:style-name="Text_20_body">Tests define structure.<text:line-break/>Assignments execute structure.<text:line-break/>Sessions capture behavior.<text:line-break/>Analytics summarize execution.<text:line-break/>Insights interpret patterns.<text:line-break/>Governance evaluates maturity.</text:p>
      <text:p text:style-name="Horizontal_20_Line"/>
      <text:p text:style-name="Text_20_body">If you want next, we can now harden:</text:p>
      <text:list text:style-name="L51">
        <text:list-item>
          <text:p text:style-name="P54">Test Portal execution engine (most critical part)</text:p>
        </text:list-item>
        <text:list-item>
          <text:p text:style-name="P54">Analytics section UI hierarchy</text:p>
        </text:list-item>
        <text:list-item>
          <text:p text:style-name="P54">Insights + AI summary integration</text:p>
        </text:list-item>
        <text:list-item>
          <text:p text:style-name="P54">Governance longitudinal model</text:p>
        </text:list-item>
        <text:list-item>
          <text:p text:style-name="P54">Full database schema map (all collections)</text:p>
        </text:list-item>
      </text:list>
      <text:p text:style-name="Text_20_body">Tell me the next layer to engineer.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6:43:40.970000000</meta:creation-date>
    <dc:date>2026-02-27T21:13:39.728466647</dc:date>
    <meta:editing-duration>PT2H29M16S</meta:editing-duration>
    <meta:editing-cycles>8</meta:editing-cycles>
    <meta:generator>LibreOffice/24.2.7.2$Linux_X86_64 LibreOffice_project/420$Build-2</meta:generator>
    <meta:document-statistic meta:table-count="1" meta:image-count="0" meta:object-count="0" meta:page-count="12" meta:paragraph-count="326" meta:word-count="1118" meta:character-count="7392" meta:non-whitespace-character-count="6561"/>
  </office:meta>
</office:document-meta>
</file>